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83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c0c0c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4">
      <style:table-cell-properties fo:background-color="#ffffff"/>
    </style:style>
    <style:style style:name="ce11" style:family="table-cell" style:parent-style-name="Default" style:data-style-name="N104">
      <style:table-cell-properties fo:background-color="#c0c0c0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number-columns-repeated="12" table:default-cell-style-name="ce11"/>
        <table:table-row table:style-name="ro1">
          <table:table-cell table:style-name="ce1" office:value-type="string">
            <text:p>Mês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9" office:value-type="string">
            <text:p>Total</text:p>
          </table:table-cell>
        </table:table-row>
        <table:table-row table:style-name="ro1">
          <table:table-cell table:style-name="ce2" office:value-type="string">
            <text:p>Quantidade de transportadoras acumulada prevista</text:p>
          </table:table-cell>
          <table:table-cell table:style-name="ce3" table:formula="of:=([.B3]+[.B4])" office:value-type="float" office:value="0">
            <text:p>0</text:p>
          </table:table-cell>
          <table:table-cell table:style-name="ce3" table:formula="of:=([.C3]+[.C4])" office:value-type="float" office:value="50">
            <text:p>50</text:p>
          </table:table-cell>
          <table:table-cell table:style-name="ce3" table:formula="of:=([.D3]+[.D4])" office:value-type="float" office:value="75">
            <text:p>75</text:p>
          </table:table-cell>
          <table:table-cell table:style-name="ce3" table:formula="of:=([.E3]+[.E4])" office:value-type="float" office:value="100">
            <text:p>100</text:p>
          </table:table-cell>
          <table:table-cell table:style-name="ce3" table:formula="of:=([.F3]+[.F4])" office:value-type="float" office:value="85">
            <text:p>85</text:p>
          </table:table-cell>
          <table:table-cell table:style-name="ce3" table:formula="of:=([.G3]+[.G4])" office:value-type="float" office:value="100">
            <text:p>100</text:p>
          </table:table-cell>
          <table:table-cell table:style-name="ce3" table:formula="of:=([.H3]+[.H4])" office:value-type="float" office:value="110">
            <text:p>110</text:p>
          </table:table-cell>
          <table:table-cell table:style-name="ce3" table:formula="of:=([.I3]+[.I4])" office:value-type="float" office:value="125">
            <text:p>125</text:p>
          </table:table-cell>
          <table:table-cell table:style-name="ce3" table:formula="of:=([.J3]+[.J4])" office:value-type="float" office:value="135">
            <text:p>135</text:p>
          </table:table-cell>
          <table:table-cell table:style-name="ce3" table:formula="of:=([.K3]+[.K4])" office:value-type="float" office:value="150">
            <text:p>150</text:p>
          </table:table-cell>
          <table:table-cell table:style-name="ce3" table:formula="of:=([.L3]+[.L4])" office:value-type="float" office:value="160">
            <text:p>160</text:p>
          </table:table-cell>
          <table:table-cell table:style-name="ce3" table:formula="of:=([.M3]+[.M4])" office:value-type="float" office:value="175">
            <text:p>175</text:p>
          </table:table-cell>
          <table:table-cell table:style-name="ce3" office:value-type="float" office:value="175">
            <text:p>175</text:p>
          </table:table-cell>
        </table:table-row>
        <table:table-row table:style-name="ro1">
          <table:table-cell table:style-name="ce3" office:value-type="string">
            <text:p>Pagantes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135">
            <text:p>135</text:p>
          </table:table-cell>
          <table:table-cell table:number-columns-repeated="2" table:style-name="ce3" office:value-type="float" office:value="150">
            <text:p>150</text:p>
          </table:table-cell>
        </table:table-row>
        <table:table-row table:style-name="ro1">
          <table:table-cell table:style-name="ce3" office:value-type="string">
            <text:p>No primeiro mês de isenção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50">
            <text:p>50</text:p>
          </table:table-cell>
          <table:table-cell table:number-columns-repeated="9" table:style-name="ce3" office:value-type="float" office:value="25">
            <text:p>25</text:p>
          </table:table-cell>
        </table:table-row>
        <table:table-row table:style-name="ro1">
          <table:table-cell table:style-name="ce4" office:value-type="string">
            <text:p>Volume de fretes</text:p>
          </table:table-cell>
          <table:table-cell table:style-name="ce10" table:formula="of:=([.B2]*100)" office:value-type="currency" office:currency="USD" office:value="0">
            <text:p>$0.00</text:p>
          </table:table-cell>
          <table:table-cell table:style-name="ce10" table:formula="of:=([.C2]*100)" office:value-type="currency" office:currency="USD" office:value="5000">
            <text:p>$5,000.00</text:p>
          </table:table-cell>
          <table:table-cell table:style-name="ce10" table:formula="of:=([.D2]*100)" office:value-type="currency" office:currency="USD" office:value="7500">
            <text:p>$7,500.00</text:p>
          </table:table-cell>
          <table:table-cell table:style-name="ce10" table:formula="of:=([.E2]*150)" office:value-type="currency" office:currency="USD" office:value="15000">
            <text:p>$15,000.00</text:p>
          </table:table-cell>
          <table:table-cell table:style-name="ce10" table:formula="of:=([.F2]*200)" office:value-type="currency" office:currency="USD" office:value="17000">
            <text:p>$17,000.00</text:p>
          </table:table-cell>
          <table:table-cell table:style-name="ce10" table:formula="of:=([.G2]*200)" office:value-type="currency" office:currency="USD" office:value="20000">
            <text:p>$20,000.00</text:p>
          </table:table-cell>
          <table:table-cell table:style-name="ce10" table:formula="of:=([.H2]*200)" office:value-type="currency" office:currency="USD" office:value="22000">
            <text:p>$22,000.00</text:p>
          </table:table-cell>
          <table:table-cell table:style-name="ce10" table:formula="of:=([.I2]*250)" office:value-type="currency" office:currency="USD" office:value="31250">
            <text:p>$31,250.00</text:p>
          </table:table-cell>
          <table:table-cell table:style-name="ce10" table:formula="of:=([.J2]*250)" office:value-type="currency" office:currency="USD" office:value="33750">
            <text:p>$33,750.00</text:p>
          </table:table-cell>
          <table:table-cell table:style-name="ce10" table:formula="of:=([.K2]*300)" office:value-type="currency" office:currency="USD" office:value="45000">
            <text:p>$45,000.00</text:p>
          </table:table-cell>
          <table:table-cell table:style-name="ce10" table:formula="of:=([.L2]*300)" office:value-type="currency" office:currency="USD" office:value="48000">
            <text:p>$48,000.00</text:p>
          </table:table-cell>
          <table:table-cell table:style-name="ce10" table:formula="of:=([.M2]*300)" office:value-type="currency" office:currency="USD" office:value="52500">
            <text:p>$52,500.00</text:p>
          </table:table-cell>
          <table:table-cell table:style-name="ce10" table:formula="of:=(SUM([.B5:.M5]))" office:value-type="currency" office:currency="USD" office:value="297000">
            <text:p>$297,000.00</text:p>
          </table:table-cell>
        </table:table-row>
        <table:table-row table:style-name="ro1">
          <table:table-cell table:style-name="ce1" office:value-type="string">
            <text:p>Receita Bruta</text:p>
          </table:table-cell>
          <table:table-cell table:formula="of:=([.B7]+[.B8])" office:value-type="currency" office:currency="USD" office:value="0">
            <text:p>$0.00</text:p>
          </table:table-cell>
          <table:table-cell table:formula="of:=([.C7]+[.C8])" office:value-type="currency" office:currency="USD" office:value="500">
            <text:p>$500.00</text:p>
          </table:table-cell>
          <table:table-cell table:formula="of:=([.D7]+[.D8])" office:value-type="currency" office:currency="USD" office:value="3250">
            <text:p>$3,250.00</text:p>
          </table:table-cell>
          <table:table-cell table:formula="of:=([.E7]+[.E8])" office:value-type="currency" office:currency="USD" office:value="6500">
            <text:p>$6,500.00</text:p>
          </table:table-cell>
          <table:table-cell table:formula="of:=([.F7]+[.F8])" office:value-type="currency" office:currency="USD" office:value="7700">
            <text:p>$7,700.00</text:p>
          </table:table-cell>
          <table:table-cell table:formula="of:=([.G7]+[.G8])" office:value-type="currency" office:currency="USD" office:value="9500">
            <text:p>$9,500.00</text:p>
          </table:table-cell>
          <table:table-cell table:formula="of:=([.H7]+[.H8])" office:value-type="currency" office:currency="USD" office:value="10700">
            <text:p>$10,700.00</text:p>
          </table:table-cell>
          <table:table-cell table:formula="of:=([.I7]+[.I8])" office:value-type="currency" office:currency="USD" office:value="13125">
            <text:p>$13,125.00</text:p>
          </table:table-cell>
          <table:table-cell table:formula="of:=([.J7]+[.J8])" office:value-type="currency" office:currency="USD" office:value="14375">
            <text:p>$14,375.00</text:p>
          </table:table-cell>
          <table:table-cell table:formula="of:=([.K7]+[.K8])" office:value-type="currency" office:currency="USD" office:value="17000">
            <text:p>$17,000.00</text:p>
          </table:table-cell>
          <table:table-cell table:formula="of:=([.L7]+[.L8])" office:value-type="currency" office:currency="USD" office:value="18300">
            <text:p>$18,300.00</text:p>
          </table:table-cell>
          <table:table-cell table:formula="of:=([.M7]+[.M8])" office:value-type="currency" office:currency="USD" office:value="20250">
            <text:p>$20,250.00</text:p>
          </table:table-cell>
          <table:table-cell table:formula="of:=(SUM([.B6:.M6]))" office:value-type="currency" office:currency="USD" office:value="121200">
            <text:p>$121,200.00</text:p>
          </table:table-cell>
        </table:table-row>
        <table:table-row table:style-name="ro1">
          <table:table-cell office:value-type="string">
            <text:p>Assinatura mensal das transportadoras</text:p>
          </table:table-cell>
          <table:table-cell table:formula="of:=([.B3]*100)" office:value-type="currency" office:currency="USD" office:value="0">
            <text:p>$0.00</text:p>
          </table:table-cell>
          <table:table-cell table:formula="of:=([.C3]*100)" office:value-type="currency" office:currency="USD" office:value="0">
            <text:p>$0.00</text:p>
          </table:table-cell>
          <table:table-cell table:formula="of:=([.D3]*100)" office:value-type="currency" office:currency="USD" office:value="2500">
            <text:p>$2,500.00</text:p>
          </table:table-cell>
          <table:table-cell table:formula="of:=([.E3]*100)" office:value-type="currency" office:currency="USD" office:value="5000">
            <text:p>$5,000.00</text:p>
          </table:table-cell>
          <table:table-cell table:formula="of:=([.F3]*100)" office:value-type="currency" office:currency="USD" office:value="6000">
            <text:p>$6,000.00</text:p>
          </table:table-cell>
          <table:table-cell table:formula="of:=([.G3]*100)" office:value-type="currency" office:currency="USD" office:value="7500">
            <text:p>$7,500.00</text:p>
          </table:table-cell>
          <table:table-cell table:formula="of:=([.H3]*100)" office:value-type="currency" office:currency="USD" office:value="8500">
            <text:p>$8,500.00</text:p>
          </table:table-cell>
          <table:table-cell table:formula="of:=([.I3]*100)" office:value-type="currency" office:currency="USD" office:value="10000">
            <text:p>$10,000.00</text:p>
          </table:table-cell>
          <table:table-cell table:formula="of:=([.J3]*100)" office:value-type="currency" office:currency="USD" office:value="11000">
            <text:p>$11,000.00</text:p>
          </table:table-cell>
          <table:table-cell table:formula="of:=([.K3]*100)" office:value-type="currency" office:currency="USD" office:value="12500">
            <text:p>$12,500.00</text:p>
          </table:table-cell>
          <table:table-cell table:formula="of:=([.L3]*100)" office:value-type="currency" office:currency="USD" office:value="13500">
            <text:p>$13,500.00</text:p>
          </table:table-cell>
          <table:table-cell table:formula="of:=([.M3]*100)" office:value-type="currency" office:currency="USD" office:value="15000">
            <text:p>$15,000.00</text:p>
          </table:table-cell>
          <table:table-cell table:formula="of:=(SUM([.B7:.M7]))" office:value-type="currency" office:currency="USD" office:value="91500">
            <text:p>$91,500.00</text:p>
          </table:table-cell>
        </table:table-row>
        <table:table-row table:style-name="ro1">
          <table:table-cell office:value-type="string">
            <text:p>Participação nos fretes (10%)</text:p>
          </table:table-cell>
          <table:table-cell table:formula="of:=([.B5]*0.1)" office:value-type="currency" office:currency="USD" office:value="0">
            <text:p>$0.00</text:p>
          </table:table-cell>
          <table:table-cell table:formula="of:=([.C5]*0.1)" office:value-type="currency" office:currency="USD" office:value="500">
            <text:p>$500.00</text:p>
          </table:table-cell>
          <table:table-cell table:formula="of:=([.D5]*0.1)" office:value-type="currency" office:currency="USD" office:value="750">
            <text:p>$750.00</text:p>
          </table:table-cell>
          <table:table-cell table:formula="of:=([.E5]*0.1)" office:value-type="currency" office:currency="USD" office:value="1500">
            <text:p>$1,500.00</text:p>
          </table:table-cell>
          <table:table-cell table:formula="of:=([.F5]*0.1)" office:value-type="currency" office:currency="USD" office:value="1700">
            <text:p>$1,700.00</text:p>
          </table:table-cell>
          <table:table-cell table:formula="of:=([.G5]*0.1)" office:value-type="currency" office:currency="USD" office:value="2000">
            <text:p>$2,000.00</text:p>
          </table:table-cell>
          <table:table-cell table:formula="of:=([.H5]*0.1)" office:value-type="currency" office:currency="USD" office:value="2200">
            <text:p>$2,200.00</text:p>
          </table:table-cell>
          <table:table-cell table:formula="of:=([.I5]*0.1)" office:value-type="currency" office:currency="USD" office:value="3125">
            <text:p>$3,125.00</text:p>
          </table:table-cell>
          <table:table-cell table:formula="of:=([.J5]*0.1)" office:value-type="currency" office:currency="USD" office:value="3375">
            <text:p>$3,375.00</text:p>
          </table:table-cell>
          <table:table-cell table:formula="of:=([.K5]*0.1)" office:value-type="currency" office:currency="USD" office:value="4500">
            <text:p>$4,500.00</text:p>
          </table:table-cell>
          <table:table-cell table:formula="of:=([.L5]*0.1)" office:value-type="currency" office:currency="USD" office:value="4800">
            <text:p>$4,800.00</text:p>
          </table:table-cell>
          <table:table-cell table:formula="of:=([.M5]*0.1)" office:value-type="currency" office:currency="USD" office:value="5250">
            <text:p>$5,250.00</text:p>
          </table:table-cell>
          <table:table-cell table:formula="of:=(SUM([.B8:.M8]))" office:value-type="currency" office:currency="USD" office:value="29700">
            <text:p>$29,700.00</text:p>
          </table:table-cell>
        </table:table-row>
        <table:table-row table:style-name="ro1">
          <table:table-cell table:style-name="ce2" office:value-type="string">
            <text:p>Imposto sobre faturamento</text:p>
          </table:table-cell>
          <table:table-cell table:style-name="ce10" table:formula="of:=([.B10])" office:value-type="currency" office:currency="USD" office:value="0">
            <text:p>$0.00</text:p>
          </table:table-cell>
          <table:table-cell table:style-name="ce10" table:formula="of:=([.C10])" office:value-type="currency" office:currency="USD" office:value="27.5">
            <text:p>$27.50</text:p>
          </table:table-cell>
          <table:table-cell table:style-name="ce10" table:formula="of:=([.D10])" office:value-type="currency" office:currency="USD" office:value="178.75">
            <text:p>$178.75</text:p>
          </table:table-cell>
          <table:table-cell table:style-name="ce10" table:formula="of:=([.E10])" office:value-type="currency" office:currency="USD" office:value="357.5">
            <text:p>$357.50</text:p>
          </table:table-cell>
          <table:table-cell table:style-name="ce10" table:formula="of:=([.F10])" office:value-type="currency" office:currency="USD" office:value="423.5">
            <text:p>$423.50</text:p>
          </table:table-cell>
          <table:table-cell table:style-name="ce10" table:formula="of:=([.G10])" office:value-type="currency" office:currency="USD" office:value="522.5">
            <text:p>$522.50</text:p>
          </table:table-cell>
          <table:table-cell table:style-name="ce10" table:formula="of:=([.H10])" office:value-type="currency" office:currency="USD" office:value="588.5">
            <text:p>$588.50</text:p>
          </table:table-cell>
          <table:table-cell table:style-name="ce10" table:formula="of:=([.I10])" office:value-type="currency" office:currency="USD" office:value="721.875">
            <text:p>$721.88</text:p>
          </table:table-cell>
          <table:table-cell table:style-name="ce10" table:formula="of:=([.J10])" office:value-type="currency" office:currency="USD" office:value="790.625">
            <text:p>$790.63</text:p>
          </table:table-cell>
          <table:table-cell table:style-name="ce10" table:formula="of:=([.K10])" office:value-type="currency" office:currency="USD" office:value="935">
            <text:p>$935.00</text:p>
          </table:table-cell>
          <table:table-cell table:style-name="ce10" table:formula="of:=([.L10])" office:value-type="currency" office:currency="USD" office:value="1006.5">
            <text:p>$1,006.50</text:p>
          </table:table-cell>
          <table:table-cell table:style-name="ce10" table:formula="of:=([.M10])" office:value-type="currency" office:currency="USD" office:value="1113.75">
            <text:p>$1,113.75</text:p>
          </table:table-cell>
          <table:table-cell table:style-name="ce10" table:formula="of:=(SUM([.B9:.M9]))" office:value-type="currency" office:currency="USD" office:value="6666">
            <text:p>$6,666.00</text:p>
          </table:table-cell>
        </table:table-row>
        <table:table-row table:style-name="ro2">
          <table:table-cell table:style-name="ce6" office:value-type="string">
            <text:p>Simples (5,5%)</text:p>
          </table:table-cell>
          <table:table-cell table:style-name="ce10" table:formula="of:=IF([.B6]&gt;0; 0.055*[.B6]; 0)" office:value-type="currency" office:currency="USD" office:value="0">
            <text:p>$0.00</text:p>
          </table:table-cell>
          <table:table-cell table:style-name="ce10" table:formula="of:=IF([.C6]&gt;0; 0.055*[.C6]; 0)" office:value-type="currency" office:currency="USD" office:value="27.5">
            <text:p>$27.50</text:p>
          </table:table-cell>
          <table:table-cell table:style-name="ce10" table:formula="of:=IF([.D6]&gt;0; 0.055*[.D6]; 0)" office:value-type="currency" office:currency="USD" office:value="178.75">
            <text:p>$178.75</text:p>
          </table:table-cell>
          <table:table-cell table:style-name="ce10" table:formula="of:=IF([.E6]&gt;0; 0.055*[.E6]; 0)" office:value-type="currency" office:currency="USD" office:value="357.5">
            <text:p>$357.50</text:p>
          </table:table-cell>
          <table:table-cell table:style-name="ce10" table:formula="of:=IF([.F6]&gt;0; 0.055*[.F6]; 0)" office:value-type="currency" office:currency="USD" office:value="423.5">
            <text:p>$423.50</text:p>
          </table:table-cell>
          <table:table-cell table:style-name="ce10" table:formula="of:=IF([.G6]&gt;0; 0.055*[.G6]; 0)" office:value-type="currency" office:currency="USD" office:value="522.5">
            <text:p>$522.50</text:p>
          </table:table-cell>
          <table:table-cell table:style-name="ce10" table:formula="of:=IF([.H6]&gt;0; 0.055*[.H6]; 0)" office:value-type="currency" office:currency="USD" office:value="588.5">
            <text:p>$588.50</text:p>
          </table:table-cell>
          <table:table-cell table:style-name="ce10" table:formula="of:=IF([.I6]&gt;0; 0.055*[.I6]; 0)" office:value-type="currency" office:currency="USD" office:value="721.875">
            <text:p>$721.88</text:p>
          </table:table-cell>
          <table:table-cell table:style-name="ce10" table:formula="of:=IF([.J6]&gt;0; 0.055*[.J6]; 0)" office:value-type="currency" office:currency="USD" office:value="790.625">
            <text:p>$790.63</text:p>
          </table:table-cell>
          <table:table-cell table:style-name="ce10" table:formula="of:=IF([.K6]&gt;0; 0.055*[.K6]; 0)" office:value-type="currency" office:currency="USD" office:value="935">
            <text:p>$935.00</text:p>
          </table:table-cell>
          <table:table-cell table:style-name="ce10" table:formula="of:=IF([.L6]&gt;0; 0.055*[.L6]; 0)" office:value-type="currency" office:currency="USD" office:value="1006.5">
            <text:p>$1,006.50</text:p>
          </table:table-cell>
          <table:table-cell table:style-name="ce10" table:formula="of:=IF([.M6]&gt;0; 0.055*[.M6]; 0)" office:value-type="currency" office:currency="USD" office:value="1113.75">
            <text:p>$1,113.75</text:p>
          </table:table-cell>
          <table:table-cell table:style-name="ce10" table:formula="of:=(SUM([.B10:.M10]))" office:value-type="currency" office:currency="USD" office:value="6666">
            <text:p>$6,666.00</text:p>
          </table:table-cell>
        </table:table-row>
        <table:table-row table:style-name="ro1">
          <table:table-cell table:style-name="ce1" office:value-type="string">
            <text:p>Receita Líquida</text:p>
          </table:table-cell>
          <table:table-cell table:formula="of:=([.B6]-[.B9])" office:value-type="currency" office:currency="USD" office:value="0">
            <text:p>$0.00</text:p>
          </table:table-cell>
          <table:table-cell table:formula="of:=([.C6]-[.C9])" office:value-type="currency" office:currency="USD" office:value="472.5">
            <text:p>$472.50</text:p>
          </table:table-cell>
          <table:table-cell table:formula="of:=([.D6]-[.D9])" office:value-type="currency" office:currency="USD" office:value="3071.25">
            <text:p>$3,071.25</text:p>
          </table:table-cell>
          <table:table-cell table:formula="of:=([.E6]-[.E9])" office:value-type="currency" office:currency="USD" office:value="6142.5">
            <text:p>$6,142.50</text:p>
          </table:table-cell>
          <table:table-cell table:formula="of:=([.F6]-[.F9])" office:value-type="currency" office:currency="USD" office:value="7276.5">
            <text:p>$7,276.50</text:p>
          </table:table-cell>
          <table:table-cell table:formula="of:=([.G6]-[.G9])" office:value-type="currency" office:currency="USD" office:value="8977.5">
            <text:p>$8,977.50</text:p>
          </table:table-cell>
          <table:table-cell table:formula="of:=([.H6]-[.H9])" office:value-type="currency" office:currency="USD" office:value="10111.5">
            <text:p>$10,111.50</text:p>
          </table:table-cell>
          <table:table-cell table:formula="of:=([.I6]-[.I9])" office:value-type="currency" office:currency="USD" office:value="12403.125">
            <text:p>$12,403.13</text:p>
          </table:table-cell>
          <table:table-cell table:formula="of:=([.J6]-[.J9])" office:value-type="currency" office:currency="USD" office:value="13584.375">
            <text:p>$13,584.38</text:p>
          </table:table-cell>
          <table:table-cell table:formula="of:=([.K6]-[.K9])" office:value-type="currency" office:currency="USD" office:value="16065">
            <text:p>$16,065.00</text:p>
          </table:table-cell>
          <table:table-cell table:formula="of:=([.L6]-[.L9])" office:value-type="currency" office:currency="USD" office:value="17293.5">
            <text:p>$17,293.50</text:p>
          </table:table-cell>
          <table:table-cell table:formula="of:=([.M6]-[.M9])" office:value-type="currency" office:currency="USD" office:value="19136.25">
            <text:p>$19,136.25</text:p>
          </table:table-cell>
          <table:table-cell table:formula="of:=(SUM([.B11:.M11]))" office:value-type="currency" office:currency="USD" office:value="114534">
            <text:p>$114,534.00</text:p>
          </table:table-cell>
        </table:table-row>
        <table:table-row table:style-name="ro1">
          <table:table-cell table:style-name="ce2" office:value-type="string">
            <text:p>Custo do serviço prestado</text:p>
          </table:table-cell>
          <table:table-cell table:style-name="ce10" table:formula="of:=SUM([.B13:.B18])" office:value-type="currency" office:currency="USD" office:value="0">
            <text:p>$0.00</text:p>
          </table:table-cell>
          <table:table-cell table:style-name="ce10" table:formula="of:=SUM([.C13:.C18])" office:value-type="currency" office:currency="USD" office:value="2980">
            <text:p>$2,980.00</text:p>
          </table:table-cell>
          <table:table-cell table:style-name="ce10" table:formula="of:=SUM([.D13:.D18])" office:value-type="currency" office:currency="USD" office:value="2263">
            <text:p>$2,263.00</text:p>
          </table:table-cell>
          <table:table-cell table:style-name="ce10" table:formula="of:=SUM([.E13:.E18])" office:value-type="currency" office:currency="USD" office:value="2349">
            <text:p>$2,349.00</text:p>
          </table:table-cell>
          <table:table-cell table:style-name="ce10" table:formula="of:=SUM([.F13:.F18])" office:value-type="currency" office:currency="USD" office:value="2015">
            <text:p>$2,015.00</text:p>
          </table:table-cell>
          <table:table-cell table:style-name="ce10" table:formula="of:=SUM([.G13:.G18])" office:value-type="currency" office:currency="USD" office:value="2015">
            <text:p>$2,015.00</text:p>
          </table:table-cell>
          <table:table-cell table:style-name="ce10" table:formula="of:=SUM([.H13:.H18])" office:value-type="currency" office:currency="USD" office:value="2650">
            <text:p>$2,650.00</text:p>
          </table:table-cell>
          <table:table-cell table:style-name="ce10" table:formula="of:=SUM([.I13:.I18])" office:value-type="currency" office:currency="USD" office:value="2176">
            <text:p>$2,176.00</text:p>
          </table:table-cell>
          <table:table-cell table:style-name="ce10" table:formula="of:=SUM([.J13:.J18])" office:value-type="currency" office:currency="USD" office:value="2581">
            <text:p>$2,581.00</text:p>
          </table:table-cell>
          <table:table-cell table:style-name="ce10" table:formula="of:=SUM([.K13:.K18])" office:value-type="currency" office:currency="USD" office:value="2642">
            <text:p>$2,642.00</text:p>
          </table:table-cell>
          <table:table-cell table:style-name="ce10" table:formula="of:=SUM([.L13:.L18])" office:value-type="currency" office:currency="USD" office:value="2323">
            <text:p>$2,323.00</text:p>
          </table:table-cell>
          <table:table-cell table:style-name="ce10" table:formula="of:=SUM([.M13:.M18])" office:value-type="currency" office:currency="USD" office:value="2723">
            <text:p>$2,723.00</text:p>
          </table:table-cell>
          <table:table-cell table:style-name="ce10" table:formula="of:=(SUM([.B12:.M12]))" office:value-type="currency" office:currency="USD" office:value="26717">
            <text:p>$26,717.00</text:p>
          </table:table-cell>
        </table:table-row>
        <table:table-row table:style-name="ro1">
          <table:table-cell table:style-name="ce6" office:value-type="string">
            <text:p>AWS – Reserva de 1 ano instância EC2 (small)</text:p>
          </table:table-cell>
          <table:table-cell table:style-name="ce10" office:value-type="currency" office:currency="USD" office:value="0">
            <text:p>$0.00</text:p>
          </table:table-cell>
          <table:table-cell table:style-name="ce10" office:value-type="currency" office:currency="USD" office:value="1002">
            <text:p>$1,002.00</text:p>
          </table:table-cell>
          <table:table-cell table:number-columns-repeated="2" table:style-name="ce10" office:value-type="currency" office:currency="USD" office:value="334">
            <text:p>$334.00</text:p>
          </table:table-cell>
          <table:table-cell table:number-columns-repeated="2" table:style-name="ce10" office:value-type="currency" office:currency="USD" office:value="0">
            <text:p>$0.00</text:p>
          </table:table-cell>
          <table:table-cell table:style-name="ce10" office:value-type="currency" office:currency="USD" office:value="334">
            <text:p>$334.00</text:p>
          </table:table-cell>
          <table:table-cell table:style-name="ce10" office:value-type="currency" office:currency="USD" office:value="0">
            <text:p>$0.00</text:p>
          </table:table-cell>
          <table:table-cell table:number-columns-repeated="2" table:style-name="ce10" office:value-type="currency" office:currency="USD" office:value="334">
            <text:p>$334.00</text:p>
          </table:table-cell>
          <table:table-cell table:style-name="ce10" office:value-type="currency" office:currency="USD" office:value="0">
            <text:p>$0.00</text:p>
          </table:table-cell>
          <table:table-cell table:style-name="ce10" office:value-type="currency" office:currency="USD" office:value="334">
            <text:p>$334.00</text:p>
          </table:table-cell>
          <table:table-cell table:style-name="ce10" table:formula="of:=(SUM([.B13:.M13]))" office:value-type="currency" office:currency="USD" office:value="3006">
            <text:p>$3,006.00</text:p>
          </table:table-cell>
        </table:table-row>
        <table:table-row table:style-name="ro1">
          <table:table-cell table:style-name="ce6" office:value-type="string">
            <text:p>AWS – Reserva de 1 ano RDS small (banco de dados)</text:p>
          </table:table-cell>
          <table:table-cell table:style-name="ce10" office:value-type="currency" office:currency="USD" office:value="0">
            <text:p>$0.00</text:p>
          </table:table-cell>
          <table:table-cell table:style-name="ce10" office:value-type="currency" office:currency="USD" office:value="140">
            <text:p>$140.00</text:p>
          </table:table-cell>
          <table:table-cell table:number-columns-repeated="4" table:style-name="ce10" office:value-type="currency" office:currency="USD" office:value="0">
            <text:p>$0.00</text:p>
          </table:table-cell>
          <table:table-cell table:style-name="ce10" office:value-type="currency" office:currency="USD" office:value="140">
            <text:p>$140.00</text:p>
          </table:table-cell>
          <table:table-cell table:number-columns-repeated="5" table:style-name="ce10" office:value-type="currency" office:currency="USD" office:value="0">
            <text:p>$0.00</text:p>
          </table:table-cell>
          <table:table-cell table:style-name="ce10" table:formula="of:=(SUM([.B14:.M14]))" office:value-type="currency" office:currency="USD" office:value="280">
            <text:p>$280.00</text:p>
          </table:table-cell>
        </table:table-row>
        <table:table-row table:style-name="ro1">
          <table:table-cell table:style-name="ce6" office:value-type="string">
            <text:p>AWS – Utilização instância EC2 (small)</text:p>
          </table:table-cell>
          <table:table-cell table:style-name="ce10" office:value-type="currency" office:currency="USD" office:value="0">
            <text:p>$0.00</text:p>
          </table:table-cell>
          <table:table-cell table:style-name="ce10" office:value-type="currency" office:currency="USD" office:value="153">
            <text:p>$153.00</text:p>
          </table:table-cell>
          <table:table-cell table:style-name="ce10" office:value-type="currency" office:currency="USD" office:value="204">
            <text:p>$204.00</text:p>
          </table:table-cell>
          <table:table-cell table:number-columns-repeated="3" table:style-name="ce10" office:value-type="currency" office:currency="USD" office:value="255">
            <text:p>$255.00</text:p>
          </table:table-cell>
          <table:table-cell table:number-columns-repeated="2" table:style-name="ce10" office:value-type="currency" office:currency="USD" office:value="306">
            <text:p>$306.00</text:p>
          </table:table-cell>
          <table:table-cell table:style-name="ce10" office:value-type="currency" office:currency="USD" office:value="357">
            <text:p>$357.00</text:p>
          </table:table-cell>
          <table:table-cell table:number-columns-repeated="2" table:style-name="ce10" office:value-type="currency" office:currency="USD" office:value="408">
            <text:p>$408.00</text:p>
          </table:table-cell>
          <table:table-cell table:style-name="ce10" office:value-type="currency" office:currency="USD" office:value="459">
            <text:p>$459.00</text:p>
          </table:table-cell>
          <table:table-cell table:style-name="ce10" table:formula="of:=(SUM([.B15:.M15]))" office:value-type="currency" office:currency="USD" office:value="3366">
            <text:p>$3,366.00</text:p>
          </table:table-cell>
        </table:table-row>
        <table:table-row table:style-name="ro1">
          <table:table-cell table:style-name="ce6" office:value-type="string">
            <text:p>AWS – Utilização RDS small (banco de dados)</text:p>
          </table:table-cell>
          <table:table-cell table:style-name="ce10" office:value-type="currency" office:currency="USD" office:value="0">
            <text:p>$0.00</text:p>
          </table:table-cell>
          <table:table-cell table:number-columns-repeated="5" table:style-name="ce10" office:value-type="currency" office:currency="USD" office:value="80">
            <text:p>$80.00</text:p>
          </table:table-cell>
          <table:table-cell table:number-columns-repeated="6" table:style-name="ce10" office:value-type="currency" office:currency="USD" office:value="160">
            <text:p>$160.00</text:p>
          </table:table-cell>
          <table:table-cell table:style-name="ce10" table:formula="of:=(SUM([.B16:.M16]))" office:value-type="currency" office:currency="USD" office:value="1360">
            <text:p>$1,360.00</text:p>
          </table:table-cell>
        </table:table-row>
        <table:table-row table:style-name="ro1">
          <table:table-cell table:style-name="ce6" office:value-type="string">
            <text:p>AWS – Tráfego de dados</text:p>
          </table:table-cell>
          <table:table-cell table:style-name="ce10" office:value-type="currency" office:currency="USD" office:value="0">
            <text:p>$0.00</text:p>
          </table:table-cell>
          <table:table-cell table:style-name="ce10" office:value-type="currency" office:currency="USD" office:value="75">
            <text:p>$75.00</text:p>
          </table:table-cell>
          <table:table-cell table:style-name="ce10" office:value-type="currency" office:currency="USD" office:value="115">
            <text:p>$115.00</text:p>
          </table:table-cell>
          <table:table-cell table:number-columns-repeated="3" table:style-name="ce10" office:value-type="currency" office:currency="USD" office:value="150">
            <text:p>$150.00</text:p>
          </table:table-cell>
          <table:table-cell table:number-columns-repeated="2" table:style-name="ce10" office:value-type="currency" office:currency="USD" office:value="180">
            <text:p>$180.00</text:p>
          </table:table-cell>
          <table:table-cell table:style-name="ce10" office:value-type="currency" office:currency="USD" office:value="200">
            <text:p>$200.00</text:p>
          </table:table-cell>
          <table:table-cell table:style-name="ce10" office:value-type="currency" office:currency="USD" office:value="210">
            <text:p>$210.00</text:p>
          </table:table-cell>
          <table:table-cell table:style-name="ce10" office:value-type="currency" office:currency="USD" office:value="225">
            <text:p>$225.00</text:p>
          </table:table-cell>
          <table:table-cell table:style-name="ce10" office:value-type="currency" office:currency="USD" office:value="240">
            <text:p>$240.00</text:p>
          </table:table-cell>
          <table:table-cell table:style-name="ce10" table:formula="of:=(SUM([.B17:.M17]))" office:value-type="currency" office:currency="USD" office:value="1875">
            <text:p>$1,875.00</text:p>
          </table:table-cell>
        </table:table-row>
        <table:table-row table:style-name="ro1">
          <table:table-cell table:style-name="ce3" office:value-type="string">
            <text:p>Funcionário para suporte online</text:p>
          </table:table-cell>
          <table:table-cell table:style-name="ce10" office:value-type="currency" office:currency="USD" office:value="0">
            <text:p>$0.00</text:p>
          </table:table-cell>
          <table:table-cell table:number-columns-repeated="11" table:style-name="ce10" office:value-type="currency" office:currency="USD" office:value="1530">
            <text:p>$1,530.00</text:p>
          </table:table-cell>
          <table:table-cell table:style-name="ce10" table:formula="of:=(SUM([.B18:.M18]))" office:value-type="currency" office:currency="USD" office:value="16830">
            <text:p>$16,830.00</text:p>
          </table:table-cell>
        </table:table-row>
        <table:table-row table:style-name="ro1">
          <table:table-cell table:style-name="ce1" office:value-type="string">
            <text:p>Despesas</text:p>
          </table:table-cell>
          <table:table-cell table:formula="of:=SUM([.B20:.B26])" office:value-type="currency" office:currency="USD" office:value="6000">
            <text:p>$6,000.00</text:p>
          </table:table-cell>
          <table:table-cell table:formula="of:=SUM([.C20:.C26])" office:value-type="currency" office:currency="USD" office:value="8110">
            <text:p>$8,110.00</text:p>
          </table:table-cell>
          <table:table-cell table:formula="of:=SUM([.D20:.D26])" office:value-type="currency" office:currency="USD" office:value="7160">
            <text:p>$7,160.00</text:p>
          </table:table-cell>
          <table:table-cell table:formula="of:=SUM([.E20:.E26])" office:value-type="currency" office:currency="USD" office:value="7160">
            <text:p>$7,160.00</text:p>
          </table:table-cell>
          <table:table-cell table:formula="of:=SUM([.F20:.F26])" office:value-type="currency" office:currency="USD" office:value="7160">
            <text:p>$7,160.00</text:p>
          </table:table-cell>
          <table:table-cell table:formula="of:=SUM([.G20:.G26])" office:value-type="currency" office:currency="USD" office:value="7160">
            <text:p>$7,160.00</text:p>
          </table:table-cell>
          <table:table-cell table:formula="of:=SUM([.H20:.H26])" office:value-type="currency" office:currency="USD" office:value="7160">
            <text:p>$7,160.00</text:p>
          </table:table-cell>
          <table:table-cell table:formula="of:=SUM([.I20:.I26])" office:value-type="currency" office:currency="USD" office:value="7160">
            <text:p>$7,160.00</text:p>
          </table:table-cell>
          <table:table-cell table:formula="of:=SUM([.J20:.J26])" office:value-type="currency" office:currency="USD" office:value="7160">
            <text:p>$7,160.00</text:p>
          </table:table-cell>
          <table:table-cell table:formula="of:=SUM([.K20:.K26])" office:value-type="currency" office:currency="USD" office:value="7160">
            <text:p>$7,160.00</text:p>
          </table:table-cell>
          <table:table-cell table:formula="of:=SUM([.L20:.L26])" office:value-type="currency" office:currency="USD" office:value="7160">
            <text:p>$7,160.00</text:p>
          </table:table-cell>
          <table:table-cell table:formula="of:=SUM([.M20:.M26])" office:value-type="currency" office:currency="USD" office:value="7160">
            <text:p>$7,160.00</text:p>
          </table:table-cell>
          <table:table-cell table:formula="of:=(SUM([.B19:.M19]))" office:value-type="currency" office:currency="USD" office:value="85710">
            <text:p>$85,710.00</text:p>
          </table:table-cell>
        </table:table-row>
        <table:table-row table:style-name="ro1">
          <table:table-cell office:value-type="string">
            <text:p>Serviço de email</text:p>
          </table:table-cell>
          <table:table-cell office:value-type="currency" office:currency="USD" office:value="0">
            <text:p>$0.00</text:p>
          </table:table-cell>
          <table:table-cell table:number-columns-repeated="11" office:value-type="currency" office:currency="USD" office:value="10">
            <text:p>$10.00</text:p>
          </table:table-cell>
          <table:table-cell table:formula="of:=(SUM([.B20:.M20]))" office:value-type="currency" office:currency="USD" office:value="110">
            <text:p>$110.00</text:p>
          </table:table-cell>
        </table:table-row>
        <table:table-row table:style-name="ro1">
          <table:table-cell office:value-type="string">
            <text:p>Aluguel de sala</text:p>
          </table:table-cell>
          <table:table-cell office:value-type="currency" office:currency="USD" office:value="0">
            <text:p>$0.00</text:p>
          </table:table-cell>
          <table:table-cell table:number-columns-repeated="11" office:value-type="currency" office:currency="USD" office:value="400">
            <text:p>$400.00</text:p>
          </table:table-cell>
          <table:table-cell table:formula="of:=(SUM([.B21:.M21]))" office:value-type="currency" office:currency="USD" office:value="4400">
            <text:p>$4,400.00</text:p>
          </table:table-cell>
        </table:table-row>
        <table:table-row table:style-name="ro1">
          <table:table-cell office:value-type="string">
            <text:p>Abertura da empresa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500">
            <text:p>$500.00</text:p>
          </table:table-cell>
          <table:table-cell table:number-columns-repeated="10" office:value-type="currency" office:currency="USD" office:value="0">
            <text:p>$0.00</text:p>
          </table:table-cell>
          <table:table-cell table:formula="of:=(SUM([.B22:.M22]))" office:value-type="currency" office:currency="USD" office:value="500">
            <text:p>$500.00</text:p>
          </table:table-cell>
        </table:table-row>
        <table:table-row table:style-name="ro1">
          <table:table-cell office:value-type="string">
            <text:p>Contabilidade</text:p>
          </table:table-cell>
          <table:table-cell office:value-type="currency" office:currency="USD" office:value="0">
            <text:p>$0.00</text:p>
          </table:table-cell>
          <table:table-cell table:number-columns-repeated="11" office:value-type="currency" office:currency="USD" office:value="500">
            <text:p>$500.00</text:p>
          </table:table-cell>
          <table:table-cell table:formula="of:=(SUM([.B23:.M23]))" office:value-type="currency" office:currency="USD" office:value="5500">
            <text:p>$5,500.00</text:p>
          </table:table-cell>
        </table:table-row>
        <table:table-row table:style-name="ro1">
          <table:table-cell office:value-type="string">
            <text:p>Materiais de escritório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500">
            <text:p>$500.00</text:p>
          </table:table-cell>
          <table:table-cell table:number-columns-repeated="10" office:value-type="currency" office:currency="USD" office:value="50">
            <text:p>$50.00</text:p>
          </table:table-cell>
          <table:table-cell table:formula="of:=(SUM([.B24:.M24]))" office:value-type="currency" office:currency="USD" office:value="1000">
            <text:p>$1,000.00</text:p>
          </table:table-cell>
        </table:table-row>
        <table:table-row table:style-name="ro1">
          <table:table-cell table:style-name="ce7" office:value-type="string">
            <text:p>Pesquisa e Desenvolvimento (Trabalho dos sócios)</text:p>
          </table:table-cell>
          <table:table-cell table:number-columns-repeated="12" office:value-type="currency" office:currency="USD" office:value="6000">
            <text:p>$6,000.00</text:p>
          </table:table-cell>
          <table:table-cell table:formula="of:=(SUM([.B25:.M25]))" office:value-type="currency" office:currency="USD" office:value="72000">
            <text:p>$72,000.00</text:p>
          </table:table-cell>
        </table:table-row>
        <table:table-row table:style-name="ro1">
          <table:table-cell table:style-name="ce7" office:value-type="string">
            <text:p>Água, luz, telefone e internet</text:p>
          </table:table-cell>
          <table:table-cell office:value-type="currency" office:currency="USD" office:value="0">
            <text:p>$0.00</text:p>
          </table:table-cell>
          <table:table-cell table:number-columns-repeated="11" office:value-type="currency" office:currency="USD" office:value="200">
            <text:p>$200.00</text:p>
          </table:table-cell>
          <table:table-cell table:formula="of:=(SUM([.B26:.M26]))" office:value-type="currency" office:currency="USD" office:value="2200">
            <text:p>$2,200.00</text:p>
          </table:table-cell>
        </table:table-row>
        <table:table-row table:style-name="ro1">
          <table:table-cell table:style-name="ce2" office:value-type="string">
            <text:p>Lucro antes do imposto de renda</text:p>
          </table:table-cell>
          <table:table-cell table:style-name="ce10" table:formula="of:=([.B11]-[.B12]-[.B19])" office:value-type="currency" office:currency="USD" office:value="-6000">
            <text:p>-$6,000.00</text:p>
          </table:table-cell>
          <table:table-cell table:style-name="ce10" table:formula="of:=([.C11]-[.C12]-[.C19])" office:value-type="currency" office:currency="USD" office:value="-10617.5">
            <text:p>-$10,617.50</text:p>
          </table:table-cell>
          <table:table-cell table:style-name="ce10" table:formula="of:=([.D11]-[.D12]-[.D19])" office:value-type="currency" office:currency="USD" office:value="-6351.75">
            <text:p>-$6,351.75</text:p>
          </table:table-cell>
          <table:table-cell table:style-name="ce10" table:formula="of:=([.E11]-[.E12]-[.E19])" office:value-type="currency" office:currency="USD" office:value="-3366.5">
            <text:p>-$3,366.50</text:p>
          </table:table-cell>
          <table:table-cell table:style-name="ce10" table:formula="of:=([.F11]-[.F12]-[.F19])" office:value-type="currency" office:currency="USD" office:value="-1898.5">
            <text:p>-$1,898.50</text:p>
          </table:table-cell>
          <table:table-cell table:style-name="ce10" table:formula="of:=([.G11]-[.G12]-[.G19])" office:value-type="currency" office:currency="USD" office:value="-197.5">
            <text:p>-$197.50</text:p>
          </table:table-cell>
          <table:table-cell table:style-name="ce10" table:formula="of:=([.H11]-[.H12]-[.H19])" office:value-type="currency" office:currency="USD" office:value="301.5">
            <text:p>$301.50</text:p>
          </table:table-cell>
          <table:table-cell table:style-name="ce10" table:formula="of:=([.I11]-[.I12]-[.I19])" office:value-type="currency" office:currency="USD" office:value="3067.125">
            <text:p>$3,067.13</text:p>
          </table:table-cell>
          <table:table-cell table:style-name="ce10" table:formula="of:=([.J11]-[.J12]-[.J19])" office:value-type="currency" office:currency="USD" office:value="3843.375">
            <text:p>$3,843.38</text:p>
          </table:table-cell>
          <table:table-cell table:style-name="ce10" table:formula="of:=([.K11]-[.K12]-[.K19])" office:value-type="currency" office:currency="USD" office:value="6263">
            <text:p>$6,263.00</text:p>
          </table:table-cell>
          <table:table-cell table:style-name="ce10" table:formula="of:=([.L11]-[.L12]-[.L19])" office:value-type="currency" office:currency="USD" office:value="7810.5">
            <text:p>$7,810.50</text:p>
          </table:table-cell>
          <table:table-cell table:style-name="ce10" table:formula="of:=([.M11]-[.M12]-[.M19])" office:value-type="currency" office:currency="USD" office:value="9253.25">
            <text:p>$9,253.25</text:p>
          </table:table-cell>
          <table:table-cell table:style-name="ce10" table:formula="of:=(SUM([.B27:.M27]))" office:value-type="currency" office:currency="USD" office:value="2107">
            <text:p>$2,107.00</text:p>
          </table:table-cell>
        </table:table-row>
        <table:table-row table:style-name="ro1">
          <table:table-cell table:style-name="ce1" office:value-type="string">
            <text:p>Imposto de renda</text:p>
          </table:table-cell>
          <table:table-cell table:formula="of:=([.B29] + [.B30])" office:value-type="currency" office:currency="USD" office:value="0">
            <text:p>$0.00</text:p>
          </table:table-cell>
          <table:table-cell table:formula="of:=([.C29] + [.C30])" office:value-type="currency" office:currency="USD" office:value="0">
            <text:p>$0.00</text:p>
          </table:table-cell>
          <table:table-cell table:formula="of:=([.D29] + [.D30])" office:value-type="currency" office:currency="USD" office:value="0">
            <text:p>$0.00</text:p>
          </table:table-cell>
          <table:table-cell table:formula="of:=([.E29] + [.E30])" office:value-type="currency" office:currency="USD" office:value="0">
            <text:p>$0.00</text:p>
          </table:table-cell>
          <table:table-cell table:formula="of:=([.F29] + [.F30])" office:value-type="currency" office:currency="USD" office:value="0">
            <text:p>$0.00</text:p>
          </table:table-cell>
          <table:table-cell table:formula="of:=([.G29] + [.G30])" office:value-type="currency" office:currency="USD" office:value="0">
            <text:p>$0.00</text:p>
          </table:table-cell>
          <table:table-cell table:formula="of:=([.H29] + [.H30])" office:value-type="currency" office:currency="USD" office:value="4.5225">
            <text:p>$4.52</text:p>
          </table:table-cell>
          <table:table-cell table:formula="of:=([.I29] + [.I30])" office:value-type="currency" office:currency="USD" office:value="46.006875">
            <text:p>$46.01</text:p>
          </table:table-cell>
          <table:table-cell table:formula="of:=([.J29] + [.J30])" office:value-type="currency" office:currency="USD" office:value="57.650625">
            <text:p>$57.65</text:p>
          </table:table-cell>
          <table:table-cell table:formula="of:=([.K29] + [.K30])" office:value-type="currency" office:currency="USD" office:value="93.945">
            <text:p>$93.95</text:p>
          </table:table-cell>
          <table:table-cell table:formula="of:=([.L29] + [.L30])" office:value-type="currency" office:currency="USD" office:value="117.1575">
            <text:p>$117.16</text:p>
          </table:table-cell>
          <table:table-cell table:formula="of:=([.M29] + [.M30])" office:value-type="currency" office:currency="USD" office:value="138.79875">
            <text:p>$138.80</text:p>
          </table:table-cell>
          <table:table-cell table:formula="of:=(SUM([.B28:.M28]))" office:value-type="currency" office:currency="USD" office:value="458.08125">
            <text:p>$458.08</text:p>
          </table:table-cell>
        </table:table-row>
        <table:table-row table:style-name="ro2">
          <table:table-cell table:style-name="ce7" office:value-type="string">
            <text:p>CSLL Simples (1%)</text:p>
          </table:table-cell>
          <table:table-cell table:formula="of:=IF([.B27]&gt;0;0.01*[.B27];0)" office:value-type="currency" office:currency="USD" office:value="0">
            <text:p>$0.00</text:p>
          </table:table-cell>
          <table:table-cell table:formula="of:=IF([.C27]&gt;0;0.01*[.C27];0)" office:value-type="currency" office:currency="USD" office:value="0">
            <text:p>$0.00</text:p>
          </table:table-cell>
          <table:table-cell table:formula="of:=IF([.D27]&gt;0;0.01*[.D27];0)" office:value-type="currency" office:currency="USD" office:value="0">
            <text:p>$0.00</text:p>
          </table:table-cell>
          <table:table-cell table:formula="of:=IF([.E27]&gt;0;0.01*[.E27];0)" office:value-type="currency" office:currency="USD" office:value="0">
            <text:p>$0.00</text:p>
          </table:table-cell>
          <table:table-cell table:formula="of:=IF([.F27]&gt;0;0.01*[.F27];0)" office:value-type="currency" office:currency="USD" office:value="0">
            <text:p>$0.00</text:p>
          </table:table-cell>
          <table:table-cell table:formula="of:=IF([.G27]&gt;0;0.01*[.G27];0)" office:value-type="currency" office:currency="USD" office:value="0">
            <text:p>$0.00</text:p>
          </table:table-cell>
          <table:table-cell table:formula="of:=IF([.H27]&gt;0;0.01*[.H27];0)" office:value-type="currency" office:currency="USD" office:value="3.015">
            <text:p>$3.02</text:p>
          </table:table-cell>
          <table:table-cell table:formula="of:=IF([.I27]&gt;0;0.01*[.I27];0)" office:value-type="currency" office:currency="USD" office:value="30.67125">
            <text:p>$30.67</text:p>
          </table:table-cell>
          <table:table-cell table:formula="of:=IF([.J27]&gt;0;0.01*[.J27];0)" office:value-type="currency" office:currency="USD" office:value="38.43375">
            <text:p>$38.43</text:p>
          </table:table-cell>
          <table:table-cell table:formula="of:=IF([.K27]&gt;0;0.01*[.K27];0)" office:value-type="currency" office:currency="USD" office:value="62.63">
            <text:p>$62.63</text:p>
          </table:table-cell>
          <table:table-cell table:formula="of:=IF([.L27]&gt;0;0.01*[.L27];0)" office:value-type="currency" office:currency="USD" office:value="78.105">
            <text:p>$78.11</text:p>
          </table:table-cell>
          <table:table-cell table:formula="of:=IF([.M27]&gt;0;0.01*[.M27];0)" office:value-type="currency" office:currency="USD" office:value="92.5325">
            <text:p>$92.53</text:p>
          </table:table-cell>
          <table:table-cell table:formula="of:=(SUM([.B29:.M29]))" office:value-type="currency" office:currency="USD" office:value="305.3875">
            <text:p>$305.39</text:p>
          </table:table-cell>
        </table:table-row>
        <table:table-row table:style-name="ro2">
          <table:table-cell table:style-name="ce7" office:value-type="string">
            <text:p>IRPJ Simples (0,5%)</text:p>
          </table:table-cell>
          <table:table-cell table:formula="of:=IF([.B27]&gt;0; 0.005*[.B27];0)" office:value-type="currency" office:currency="USD" office:value="0">
            <text:p>$0.00</text:p>
          </table:table-cell>
          <table:table-cell table:formula="of:=IF([.C27]&gt;0; 0.005*[.C27];0)" office:value-type="currency" office:currency="USD" office:value="0">
            <text:p>$0.00</text:p>
          </table:table-cell>
          <table:table-cell table:formula="of:=IF([.D27]&gt;0; 0.005*[.D27];0)" office:value-type="currency" office:currency="USD" office:value="0">
            <text:p>$0.00</text:p>
          </table:table-cell>
          <table:table-cell table:formula="of:=IF([.E27]&gt;0; 0.005*[.E27];0)" office:value-type="currency" office:currency="USD" office:value="0">
            <text:p>$0.00</text:p>
          </table:table-cell>
          <table:table-cell table:formula="of:=IF([.F27]&gt;0; 0.005*[.F27];0)" office:value-type="currency" office:currency="USD" office:value="0">
            <text:p>$0.00</text:p>
          </table:table-cell>
          <table:table-cell table:formula="of:=IF([.G27]&gt;0; 0.005*[.G27];0)" office:value-type="currency" office:currency="USD" office:value="0">
            <text:p>$0.00</text:p>
          </table:table-cell>
          <table:table-cell table:formula="of:=IF([.H27]&gt;0; 0.005*[.H27];0)" office:value-type="currency" office:currency="USD" office:value="1.5075">
            <text:p>$1.51</text:p>
          </table:table-cell>
          <table:table-cell table:formula="of:=IF([.I27]&gt;0; 0.005*[.I27];0)" office:value-type="currency" office:currency="USD" office:value="15.335625">
            <text:p>$15.34</text:p>
          </table:table-cell>
          <table:table-cell table:formula="of:=IF([.J27]&gt;0; 0.005*[.J27];0)" office:value-type="currency" office:currency="USD" office:value="19.216875">
            <text:p>$19.22</text:p>
          </table:table-cell>
          <table:table-cell table:formula="of:=IF([.K27]&gt;0; 0.005*[.K27];0)" office:value-type="currency" office:currency="USD" office:value="31.315">
            <text:p>$31.32</text:p>
          </table:table-cell>
          <table:table-cell table:formula="of:=IF([.L27]&gt;0; 0.005*[.L27];0)" office:value-type="currency" office:currency="USD" office:value="39.0525">
            <text:p>$39.05</text:p>
          </table:table-cell>
          <table:table-cell table:formula="of:=IF([.M27]&gt;0; 0.005*[.M27];0)" office:value-type="currency" office:currency="USD" office:value="46.26625">
            <text:p>$46.27</text:p>
          </table:table-cell>
          <table:table-cell table:formula="of:=(SUM([.B30:.M30]))" office:value-type="currency" office:currency="USD" office:value="152.69375">
            <text:p>$152.69</text:p>
          </table:table-cell>
        </table:table-row>
        <table:table-row table:style-name="ro1">
          <table:table-cell table:style-name="ce2" office:value-type="string">
            <text:p>Lucro líquido</text:p>
          </table:table-cell>
          <table:table-cell table:style-name="ce10" table:formula="of:=([.B27]-[.B28])" office:value-type="currency" office:currency="USD" office:value="-6000">
            <text:p>-$6,000.00</text:p>
          </table:table-cell>
          <table:table-cell table:style-name="ce10" table:formula="of:=([.C27]-[.C28])" office:value-type="currency" office:currency="USD" office:value="-10617.5">
            <text:p>-$10,617.50</text:p>
          </table:table-cell>
          <table:table-cell table:style-name="ce10" table:formula="of:=([.D27]-[.D28])" office:value-type="currency" office:currency="USD" office:value="-6351.75">
            <text:p>-$6,351.75</text:p>
          </table:table-cell>
          <table:table-cell table:style-name="ce10" table:formula="of:=([.E27]-[.E28])" office:value-type="currency" office:currency="USD" office:value="-3366.5">
            <text:p>-$3,366.50</text:p>
          </table:table-cell>
          <table:table-cell table:style-name="ce10" table:formula="of:=([.F27]-[.F28])" office:value-type="currency" office:currency="USD" office:value="-1898.5">
            <text:p>-$1,898.50</text:p>
          </table:table-cell>
          <table:table-cell table:style-name="ce10" table:formula="of:=([.G27]-[.G28])" office:value-type="currency" office:currency="USD" office:value="-197.5">
            <text:p>-$197.50</text:p>
          </table:table-cell>
          <table:table-cell table:style-name="ce10" table:formula="of:=([.H27]-[.H28])" office:value-type="currency" office:currency="USD" office:value="296.9775">
            <text:p>$296.98</text:p>
          </table:table-cell>
          <table:table-cell table:style-name="ce10" table:formula="of:=([.I27]-[.I28])" office:value-type="currency" office:currency="USD" office:value="3021.118125">
            <text:p>$3,021.12</text:p>
          </table:table-cell>
          <table:table-cell table:style-name="ce10" table:formula="of:=([.J27]-[.J28])" office:value-type="currency" office:currency="USD" office:value="3785.724375">
            <text:p>$3,785.72</text:p>
          </table:table-cell>
          <table:table-cell table:style-name="ce10" table:formula="of:=([.K27]-[.K28])" office:value-type="currency" office:currency="USD" office:value="6169.055">
            <text:p>$6,169.06</text:p>
          </table:table-cell>
          <table:table-cell table:style-name="ce10" table:formula="of:=([.L27]-[.L28])" office:value-type="currency" office:currency="USD" office:value="7693.3425">
            <text:p>$7,693.34</text:p>
          </table:table-cell>
          <table:table-cell table:style-name="ce10" table:formula="of:=([.M27]-[.M28])" office:value-type="currency" office:currency="USD" office:value="9114.45125">
            <text:p>$9,114.45</text:p>
          </table:table-cell>
          <table:table-cell table:style-name="ce10" table:formula="of:=(SUM([.B31:.M31]))" office:value-type="currency" office:currency="USD" office:value="1648.91875">
            <text:p>$1,648.92</text:p>
          </table:table-cell>
        </table:table-row>
        <table:table-row table:style-name="ro2" table:number-rows-repeated="3">
          <table:table-cell table:style-name="Default" table:number-columns-repeated="14"/>
        </table:table-row>
        <table:table-row table:style-name="ro2">
          <table:table-cell table:style-name="ce8"/>
          <table:table-cell table:style-name="Default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 style:data-style-name="N2" text:time-value="0000-00-00T20:28:4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Manzo</meta:initial-creator>
    <meta:creation-date>2013-04-14T19:11:27</meta:creation-date>
    <dc:date>2013-04-24T21:07:40</dc:date>
    <dc:creator>Rafael Manzo</dc:creator>
    <meta:editing-duration>PT3M13S</meta:editing-duration>
    <meta:editing-cycles>3</meta:editing-cycles>
    <meta:generator>LibreOffice/3.6$Linux_X86_64 LibreOffice_project/360m1$Build-2</meta:generator>
    <meta:document-statistic meta:table-count="1" meta:cell-count="434" meta:object-count="0"/>
  </office:meta>
</office:document-meta>
</file>